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text-underline-style="non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AK-KALI Nizar <text:tab/><text:tab/><text:tab/><text:tab/><text:tab/><text:tab/><text:tab/><text:tab/><text:tab/>M1 info :</text:p>
      <text:p text:style-name="Standard">11290569</text:p>
      <text:p text:style-name="Standard"/>
      <text:p text:style-name="P1">Comptes rendue 1 :</text:p>
      <text:p text:style-name="Standard">Conférencier : Mohand BESSAH</text:p>
      <text:p text:style-name="Standard">job : Chef de projet </text:p>
      <text:p text:style-name="Standard">DOCAPOST </text:p>
      <text:p text:style-name="Standard"/>
      <text:p text:style-name="Standard"><text:tab/><text:tab/><text:tab/><text:tab/><text:span text:style-name="T1">Compte Rendue des Conférences industrielles .</text:span></text:p>
      <text:p text:style-name="P1"/>
      <text:p text:style-name="P1">Notes :</text:p>
      <text:p text:style-name="P4"/>
      <text:p text:style-name="P4"><text:tab/>accepter apres son stage de fin d'etude .</text:p>
      <text:p text:style-name="P4"><text:tab/>Accepter en tant que devellopeur puis deux apres chef de projets .</text:p>
      <text:p text:style-name="P4"><text:tab/>gere tout les logiciels developper .</text:p>
      <text:p text:style-name="P4"><text:tab/>Fait un peu d'archi materiel </text:p>
      <text:p text:style-name="P4"><text:tab/>Salaire moyen : 32-35K<text:tab/></text:p>
      <text:p text:style-name="P4"/>
      <text:p text:style-name="P4">Docappost </text:p>
      <text:p text:style-name="P4"><text:tab/>1970 à l'epoque filiale de la societé général </text:p>
      <text:p text:style-name="P4"><text:tab/>convention metallurgie ;</text:p>
      <text:p text:style-name="P4"><text:tab/>rachat d'une partie par la poste </text:p>
      <text:p text:style-name="P4"><text:tab/><text:tab/>filiale s'occupe du BPO </text:p>
      <text:p text:style-name="P4"><text:tab/>chiffre d'affaire 2013 : environ 500 millons d'euros .</text:p>
      <text:p text:style-name="P4"><text:tab/>4600 collaborateurs </text:p>
      <text:p text:style-name="P4"><text:tab/>50 % domaine d'activité : traitement des cheques . → OCR : reconnaissace de caractere .</text:p>
      <text:p text:style-name="P4"><text:tab/>Conduite de projet pour client </text:p>
      <text:p text:style-name="P4"><text:tab/>conseille pour dev de logiciel </text:p>
      <text:p text:style-name="P4"><text:tab/>permette à une entreprise de devenir un opérateur de téléphonie mobile </text:p>
      <text:p text:style-name="P4">projet :</text:p>
      <text:p text:style-name="P4"><text:tab/>Carrefour mobile .</text:p>
      <text:p text:style-name="P4"><text:tab/>Carte navigo </text:p>
      <text:p text:style-name="P4"><text:tab/>Machine to machine </text:p>
      <text:p text:style-name="P4"><text:tab/>reception des datas des compoteur elec </text:p>
      <text:p text:style-name="P4"><text:tab/>reception des datas des compoteur eau </text:p>
      <text:p text:style-name="P4"><text:tab/>→ SG ,</text:p>
      <text:p text:style-name="P4"><text:tab/>gestion des abonnement tgv et ter </text:p>
      <text:p text:style-name="P4"><text:tab/>election prud'hommial </text:p>
      <text:p text:style-name="P4"/>
      <text:p text:style-name="P4">MVNO et MVNE </text:p>
      <text:p text:style-name="P4"><text:tab/>MVNO : est une operateur mobile ne poseedant pas d'infrastructure reseau </text:p>
      <text:p text:style-name="P4"><text:tab/><text:tab/>ex : Carrefour Mobile , Lyca Mobile , NRJ Mobile , Virgin Mobile </text:p>
      <text:p text:style-name="P4"><text:tab/>MVNE : <text:s/>est une societe qui peut aider une entreprise mobile .</text:p>
      <text:p text:style-name="P4"><text:tab/>MNO : M</text:p>
      <text:p text:style-name="P4"/>
      <text:p text:style-name="P4">BPO : Business Process Outsourcing </text:p>
      <text:p text:style-name="P4">CRM : Custon relationship manager </text:p>
      <text:p text:style-name="P4">Resssource management :</text:p>
      <text:p text:style-name="P4">voucher :</text:p>
      <text:p text:style-name="P4">oder entry : app qui permet de saisir les info d'abonnement </text:p>
      <text:p text:style-name="P4">Datawarehouse : </text:p>
      <text:p text:style-name="P4"><text:soft-page-break/>Svi:serveur vocale interactif </text:p>
      <text:p text:style-name="P4">Selfcare : pour gestoion de son abonnement</text:p>
      <text:p text:style-name="P4">EGP : si on fait une portabilité (RIO)</text:p>
      <text:p text:style-name="P4">AR : recouvrement </text:p>
      <text:p text:style-name="P4">Billing/rating : facturation </text:p>
      <text:p text:style-name="P4">Editique ; envoire de facture papier </text:p>
      <text:p text:style-name="P5"/>
      <text:p text:style-name="P5"/>
      <text:p text:style-name="P5"/>
      <text:p text:style-name="P5">Detailes des app :</text:p>
      <text:p text:style-name="P6"><text:tab/>Selfare : portail web en Java J2ee ,</text:p>
      <text:p text:style-name="P6"><text:tab/>SVI : C </text:p>
      <text:p text:style-name="P6"><text:tab/>Datawarehouse : pour faire de BI Pentaho </text:p>
      <text:p text:style-name="P6"><text:tab/>Oder Entry : Struts portail de vente </text:p>
      <text:p text:style-name="P6"><text:tab/>Voucher : Portail Web utiliser chez les buralistes ou renvedeur <text:s/>de recharge Prepaid</text:p>
      <text:p text:style-name="P6"><text:tab/>Plateforme de paiment : portail web pour effectuer des paiments en ligne </text:p>
      <text:p text:style-name="P6"><text:tab/>AR : portail web pour le suivie de la balence du client et recouvrement</text:p>
      <text:p text:style-name="P6"><text:tab/>GIE EGP :entité de gestion de portabilité</text:p>
      <text:p text:style-name="P6"><text:tab/>Resource Management : portail web de stockage des produit </text:p>
      <text:p text:style-name="P6"><text:tab/>Editique ; Plateforme pour editer , Affranchissment et envoie des factures et les courriers de gestions . </text:p>
      <text:p text:style-name="P6"/>
      <text:p text:style-name="P6">Workflow : </text:p>
      <text:p text:style-name="P6"><text:tab/>GROS ordonnaceurs qui gerent tout les apps </text:p>
      <text:p text:style-name="P6"><text:tab/>ex de workflow : Jboss JBPM.Bonita</text:p>
      <text:p text:style-name="P6"/>
      <text:p text:style-name="P6">CRM :</text:p>
      <text:p text:style-name="P6"><text:tab/>Une BD ou l'on met tout les infos du client et membres </text:p>
      <text:p text:style-name="P6"><text:tab/> </text:p>
      <text:p text:style-name="P6"><text:tab/>exemple : Sugar CRM , </text:p>
      <text:p text:style-name="P6"><text:tab/>PB du CRM :</text:p>
      <text:p text:style-name="P6"><text:tab/><text:tab/>cout de licence </text:p>
      <text:p text:style-name="P6"><text:tab/><text:tab/>le temps d'implantation </text:p>
      <text:p text:style-name="P6"><text:tab/><text:tab/>la formation </text:p>
      <text:p text:style-name="P6"><text:tab/><text:tab/>Pas d'indépandance <text:tab/></text:p>
      <text:p text:style-name="P6"><text:tab/><text:tab/>tres proprietairez </text:p>
      <text:p text:style-name="P6"><text:tab/>Sugar CRM</text:p>
      <text:p text:style-name="P6"><text:tab/><text:tab/>open source </text:p>
      <text:p text:style-name="P6"><text:tab/><text:tab/>7 M de tele</text:p>
      <text:p text:style-name="P6"><text:tab/><text:tab/>Gestion des ventes </text:p>
      <text:p text:style-name="P6"><text:tab/><text:tab/>Marketing</text:p>
      <text:p text:style-name="P6"><text:tab/><text:tab/>Support Clients </text:p>
      <text:p text:style-name="P6"><text:tab/><text:tab/>Travail Collaboratif</text:p>
      <text:p text:style-name="P6">Billing ;</text:p>
      <text:p text:style-name="P6"><text:tab/>→ il travail actuellement sur un logiciel pour sortir des factures </text:p>
      <text:p text:style-name="P6"><text:tab/><text:tab/>progiciel permettant la facturation des clients</text:p>
      <text:p text:style-name="P6"><text:tab/> <text:tab/>mettres en place les offres , les charges </text:p>
      <text:p text:style-name="P6"><text:tab/><text:tab/>Suivie du compte clients </text:p>
      <text:p text:style-name="P6"><text:tab/><text:tab/>ex de Billing :SAP Transactive , Comarch ,Jbilling</text:p>
      <text:p text:style-name="P6"><text:tab/><text:tab/>operation :</text:p>
      <text:p text:style-name="P6"><text:tab/><text:tab/><text:tab/>mediation : collecte les tickets d'appels </text:p>
      <text:p text:style-name="P2"><text:span text:style-name="T2"><text:tab/><text:tab/><text:tab/>rating : traite et valorise les evenements de facturation suivant les plan </text:span><text:soft-page-break/><text:span text:style-name="T2">tarifaires </text:span></text:p>
      <text:p text:style-name="P6"><text:tab/><text:tab/><text:tab/>Produit les factures en fonction des cycles </text:p>
      <text:p text:style-name="P6"><text:tab/><text:tab/><text:tab/>Gestions des paiments et relance suivi de l'etat du compte clients .</text:p>
      <text:p text:style-name="P6"><text:tab/><text:tab/><text:tab/>Génération des rapports comptables </text:p>
      <text:p text:style-name="P6">Technologie :</text:p>
      <text:p text:style-name="P6"><text:tab/>Java J2ee : Spring , Struts </text:p>
      <text:p text:style-name="P6"><text:tab/>Jboss JBPM</text:p>
      <text:p text:style-name="P6"><text:tab/>PHP </text:p>
      <text:p text:style-name="P6"><text:tab/>Oracle </text:p>
      <text:p text:style-name="P6"><text:tab/>Pentaho et ET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AK-KALI Nizar</meta:initial-creator>
    <meta:creation-date>2015-09-29T18:23:11.69</meta:creation-date>
    <dc:date>2015-11-01T20:25:51.97</dc:date>
    <dc:creator>ABAK-KALI Nizar</dc:creator>
    <meta:editing-duration>PT4H44M24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3" meta:paragraph-count="99" meta:word-count="531" meta:character-count="3233"/>
  </office:meta>
</office:document-meta>
</file>